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914" officeooo:paragraph-rsid="001cd914"/>
    </style:style>
    <style:style style:name="P2" style:family="paragraph" style:parent-style-name="Standard">
      <style:text-properties officeooo:rsid="001cd914" officeooo:paragraph-rsid="001cd914"/>
    </style:style>
    <style:style style:name="P3" style:family="paragraph" style:parent-style-name="Standard">
      <style:text-properties officeooo:paragraph-rsid="001cd914"/>
    </style:style>
    <style:style style:name="T1" style:family="text">
      <style:text-properties officeooo:rsid="001cd914"/>
    </style:style>
    <style:style style:name="T2" style:family="text">
      <style:text-properties officeooo:rsid="001f12da"/>
    </style:style>
    <style:style style:name="T3" style:family="text">
      <style:text-properties officeooo:rsid="001fcbeb"/>
    </style:style>
    <style:style style:name="T4" style:family="text">
      <style:text-properties officeooo:rsid="002043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) Один из наших клиентов использует у себя для мониторинга PRTG. Посмотри какие протоколы для событий эта система поддерживает. Сможем ли мы в неё пушить алерты? А можем ли использовать для мониторинга ресурсов сервера? В общем, можно ли использовать для мониторинга (какие ограничения, проблемы видишь) (они готовы алерты настроить на нашу почту)?</text:p>
      <text:p text:style-name="Standard">Цель: понять как человек анализирует новую информацию и насколько правильно находит ответы</text:p>
      <text:p text:style-name="Standard"/>
      <text:p text:style-name="P1">PRTG (Paugnichts' Router Traffic Grapher) - это система мониторинга сети, которая поддерживает различные протоколы для сбора и обработки событий. </text:p>
      <text:p text:style-name="P1"/>
      <text:p text:style-name="P3"><text:span text:style-name="T1">1. SNMP (Simple Network Management Protocol): PRTG может использовать SNMP для сбора информации о состоянии устройств и ресурсов в сети. Он может мониторить <text:s/></text:span><text:span text:style-name="T2">следующие параметры: </text:span><text:span text:style-name="T1">использование процессора, память, пропускная способность интерфейсов и другие.</text:span></text:p>
      <text:p text:style-name="P1"/>
      <text:p text:style-name="P1">2. WMI (Windows Management Instrumentation): Поддержка протокола WMI позволяет PRTG мониторить ресурсы и параметры Windows-серверов, такие как использование дискового пространства, процессора, памяти и другие.</text:p>
      <text:p text:style-name="P1"/>
      <text:p text:style-name="P1">3. NetFlow: PRTG позволяет мониторить сетевые потоки NetFlow, что позволяет анализировать трафик и выявлять потенциальные проблемы в сети.</text:p>
      <text:p text:style-name="P1"/>
      <text:p text:style-name="P1">4. SNMP Trap и Syslog: PRTG может принимать SNMP Trap и Syslog-события, чтобы предупреждать об исключительных ситуациях, ошибках и других важных событиях, происходящих в сети.</text:p>
      <text:p text:style-name="P1"/>
      <text:p text:style-name="P3"><text:span text:style-name="T2">Система</text:span><text:span text:style-name="T1"> PRTG предлагает широкий спектр сенсоров, которые могут быть использованы для </text:span><text:span text:style-name="T2">мониторинга ресурсов сервера</text:span><text:span text:style-name="T1">. Например, сенсоры для контроля загрузки процессора, использования памяти, дискового пространства и других ресурсов сервера.</text:span></text:p>
      <text:p text:style-name="P1"/>
      <text:p text:style-name="P1">В отношении уведомлений и алертов, PRTG поддерживает различные методы доставки уведомлений, включая отправку по электронной почте. Если клиент готов настроить PRTG для отправки алертов на почту, то это можно сделать в настройках системы.</text:p>
      <text:p text:style-name="P1"/>
      <text:p text:style-name="P3"><text:span text:style-name="T3">При использовании</text:span><text:span text:style-name="T1"> PRTG для мониторинга, </text:span><text:span text:style-name="T3">могут возникнуть ограничения и проблемы, такие как</text:span><text:span text:style-name="T1">:</text:span></text:p>
      <text:p text:style-name="P1"/>
      <text:p text:style-name="P1">- Необходимость настройки PRTG для сбора и анализа данных из различных устройств и систем.</text:p>
      <text:p text:style-name="P1"/>
      <text:p text:style-name="P1">- Возможное потребление ресурсов системы при интенсивном мониторинге большого количества устройств и ресурсов.</text:p>
      <text:p text:style-name="P1"/>
      <text:p text:style-name="P1">- Необходимость правильной конфигурации пороговых значений и фильтров, чтобы избежать ложных оповещений или пропущенных событий.</text:p>
      <text:p text:style-name="P1"/>
      <text:p text:style-name="P1">3) Сейчас есть несколько железок, на них виртуалки (зоопарка из XEN, QEMU). Опиши, как бы ты привел в порядок и закрыл следующие моменты</text:p>
      <text:p text:style-name="P1">а) Виртуализация</text:p>
      <text:p text:style-name="P1">б) Контейнеры и управление ими</text:p>
      <text:p text:style-name="P1">в) Бэкапы</text:p>
      <text:p text:style-name="P1"><text:soft-page-break/>г) Мониторинг</text:p>
      <text:p text:style-name="P1">Цель: проверить технический бэкграунд и умение формулировать план действий, определять приоритеты</text:p>
      <text:p text:style-name="P1"/>
      <text:p text:style-name="P1">a) Виртуализация:</text:p>
      <text:p text:style-name="P1">Для приведения виртуализации в порядок можно выполнить следующие шаги:</text:p>
      <text:p text:style-name="P1"/>
      <text:p text:style-name="P1">1. Изучит<text:span text:style-name="T3">ь</text:span> настройки и конфигурацию каждой виртуализационной платформы (XEN, QEMU) и установленных виртуальных машин (ВМ). Проанализир<text:span text:style-name="T3">овать</text:span> количество и ресурсы каждой ВМ.</text:p>
      <text:p text:style-name="P1"/>
      <text:p text:style-name="P1">2. Оптимизация ресурсов: Оценит<text:span text:style-name="T3">ь</text:span> использование ресурсов (CPU, память, дисковое пространство) каждой ВМ и определит<text:span text:style-name="T3">ь</text:span>, есть ли неэффективное использование ресурсов или несоответствие между ресурсами и требованиями ВМ. Если возможно, перераспределит<text:span text:style-name="T3">ь</text:span> ресурсы или прин<text:span text:style-name="T3">ять5</text:span> меры для оптимизации использования ресурсов.</text:p>
      <text:p text:style-name="P1"/>
      <text:p text:style-name="P1">3. Актуализация виртуализационных платформ: Убедит<text:span text:style-name="T3">ься</text:span>, что все виртуализационные платформы (XEN, QEMU) и их компоненты (например, гипервизоры) обновлены до последних версий. Регулярно проверя<text:span text:style-name="T3">ть</text:span> обновления и устанавлива<text:span text:style-name="T3">ть</text:span> их для повышения безопасности и исправления проблем.</text:p>
      <text:p text:style-name="P1"/>
      <text:p text:style-name="P1">4. Провер<text:span text:style-name="T3">ить</text:span> безопасность: Убедит<text:span text:style-name="T3">ься</text:span>, что все виртуализационные платформы, хост-системы и ВМ имеют необходимые патчи безопасности и установлены антивирусные программы при необходимости. Рассмотр<text:span text:style-name="T3">еть</text:span> возможность настройки фаервола на хост-системе, чтобы контролировать доступ к ВМ.</text:p>
      <text:p text:style-name="P1"/>
      <text:p text:style-name="P1">б) Контейнеры и управление ими:</text:p>
      <text:p text:style-name="P1">Для управления контейнерами и приведения их в порядок можно выполнить следующие действия:</text:p>
      <text:p text:style-name="P1"/>
      <text:p text:style-name="P1">1. Выбор платформы управления контейнерами: Определит<text:span text:style-name="T3">ь</text:span> платформу управления контейнерами, которая соответствует требованиям. Некоторые из популярных платформ включают Docker, Kubernetes, LXC/LXD.</text:p>
      <text:p text:style-name="P1"/>
      <text:p text:style-name="P1">2. Развертывание и конфигурирование: Установит<text:span text:style-name="T3">ь</text:span> выбранную платформу управления контейнерами на инфраструктуре и сконфигурир<text:span text:style-name="T3">овать</text:span> ее в соответствии с требованиями. Созда<text:span text:style-name="T3">ть</text:span> и управля<text:span text:style-name="T3">ть</text:span> контейнерами внутри этой платформы.</text:p>
      <text:p text:style-name="P1"/>
      <text:p text:style-name="P1">3. Интеграция с виртуализацией: Если уже есть виртуализированная инфраструктура с ВМ, рассмотр<text:span text:style-name="T3">еть</text:span> варианты интеграции контейнеров с виртуализацией. Например, можно запускать контейнеры внутри ВМ на определенном хост-системе.</text:p>
      <text:p text:style-name="P1"/>
      <text:p text:style-name="P3"><text:span text:style-name="T1">4. Мониторинг и обновления: Убедит</text:span><text:span text:style-name="T3">ься</text:span><text:span text:style-name="T1">, что контейнеры находятся под контролем и мониторятся с помощью системы мониторинга, такой как PRTG. Регулярно обновля</text:span><text:span text:style-name="T3">ть </text:span><text:span text:style-name="T1">контейнеры и их основные образы для обеспечения безопасности и исправления возможных проблем.</text:span></text:p>
      <text:p text:style-name="P1"/>
      <text:p text:style-name="P1">в) Бэкапы:</text:p>
      <text:p text:style-name="P3"><text:span text:style-name="T1">Чтобы обеспечить надежность и безопасность данных виртуальных машин и контейнеров, </text:span><text:span text:style-name="T4">необходимо </text:span><text:span text:style-name="T1">реализовать следующие практики бэкапа:</text:span></text:p>
      <text:p text:style-name="P1"/>
      <text:p text:style-name="P1"><text:soft-page-break/>1. Стратегия резервного копирования: Определит<text:span text:style-name="T4">ь</text:span> частоту, время и хранение резервных копий. Разработа<text:span text:style-name="T4">ть</text:span> стратегию, которая обеспечит достаточное покрытие данных и возможность восстановления в случае сбоя.</text:p>
      <text:p text:style-name="P1"/>
      <text:p text:style-name="P1">2. Автоматизированное резервное копирование: Разверн<text:span text:style-name="T4">уть</text:span> автоматизированные решения резервного копирования, которые позволят регулярно создавать и хранить резервные копии ВМ и контейнеров. Обратит<text:span text:style-name="T4">ь</text:span> внимание на политику хранения и защиту данных.</text:p>
      <text:p text:style-name="P1"/>
      <text:p text:style-name="P1">3. Тестирование восстановления: Периодически проверяйт<text:span text:style-name="T4">ь</text:span> процесс восстановления из резервной копии, чтобы убедиться, что все процедуры работают правильно. </text:p>
      <text:p text:style-name="P1"/>
      <text:p text:style-name="P1">г) Мониторинг:</text:p>
      <text:p text:style-name="P1">Для обеспечения надежной и эффективной работы инфраструктуры лучше использовать систему мониторинга, такую как PRTG. <text:span text:style-name="T4">Н</text:span>есколько шагов, которые помогут привести мониторинг в порядок:</text:p>
      <text:p text:style-name="P1"/>
      <text:p text:style-name="P1">1. Определит<text:span text:style-name="T4">ь</text:span> ключевые параметры для мониторинга: Определит<text:span text:style-name="T4">ь</text:span> список параметров, которые необходимо отслеживать, включая использование CPU и памяти, загрузку диска, сетевой трафик и т.д. Обратит<text:span text:style-name="T4">ь</text:span> внимание на параметры, которые критически важны для выполнения задач и требуют особого внимания.</text:p>
      <text:p text:style-name="P1"/>
      <text:p text:style-name="P1">2. Настройка мониторинга: Установит<text:span text:style-name="T4">ь</text:span> и настро<text:span text:style-name="T4">ить</text:span> выбранную систему мониторинга (например, PRTG) на инфраструктуре. Создайт<text:span text:style-name="T4">ь</text:span> конфигурацию, которая включает мониторинг каждого хоста, виртуальной машины и контейнера, а также выбранные параметры для каждого из них.</text:p>
      <text:p text:style-name="P1"/>
      <text:p text:style-name="P1">3. Алерты и уведомления: Настро<text:span text:style-name="T4">ить</text:span> оповещения в системе мониторинга для получения предупреждений и оповещений о возникающих проблемах. Определит<text:span text:style-name="T4">ь</text:span> получателей этих уведомлений и методы доставки (например, почта, служба смс).</text:p>
      <text:p text:style-name="P1"/>
      <text:p text:style-name="P1">4. Регулярное обслуживание и обновление: Периодически проверя<text:span text:style-name="T4">ть</text:span> актуальность настроек мониторинга и обновля<text:span text:style-name="T4">ть</text:span> систему мониторинга до последней версии, чтобы быть в курсе новых функций и исправлений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4T15:30:28.212264785</meta:creation-date>
    <dc:date>2023-09-24T16:36:32.502733732</dc:date>
    <meta:editing-duration>PT31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42" meta:word-count="829" meta:character-count="6600" meta:non-whitespace-character-count="5810"/>
  </office:meta>
</office:document-meta>
</file>